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6.96cm" fo:margin-left="0.011cm" table:align="left" style:writing-mode="lr-tb"/>
    </style:style>
    <style:style style:name="Tableau2.A" style:family="table-column">
      <style:table-column-properties style:column-width="7.355cm"/>
    </style:style>
    <style:style style:name="Tableau2.B" style:family="table-column">
      <style:table-column-properties style:column-width="5.001cm"/>
    </style:style>
    <style:style style:name="Tableau2.C" style:family="table-column">
      <style:table-column-properties style:column-width="2.487cm"/>
    </style:style>
    <style:style style:name="Tableau2.D" style:family="table-column">
      <style:table-column-properties style:column-width="2.117cm"/>
    </style:style>
    <style:style style:name="Tableau2.1" style:family="table-row">
      <style:table-row-properties style:min-row-height="1.52cm" style:keep-together="false" fo:keep-together="always"/>
    </style:style>
    <style:style style:name="Tableau2.A1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2.2" style:family="table-row">
      <style:table-row-properties style:min-row-height="0.773cm" style:keep-together="false" fo:keep-together="always"/>
    </style:style>
    <style:style style:name="Tableau2.B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2.A4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none" style:writing-mode="lr-tb"/>
    </style:style>
    <style:style style:name="Tableau2.B4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none" style:writing-mode="lr-tb"/>
    </style:style>
    <style:style style:name="Tableau2.D4" style:family="table-cell">
      <style:table-cell-properties style:vertical-align="top" fo:padding-left="0.141cm" fo:padding-right="0.141cm" fo:padding-top="0cm" fo:padding-bottom="0cm" fo:border-left="0.018cm solid #000000" fo:border-right="0.018cm solid #000000" fo:border-top="0.018cm solid #000000" fo:border-bottom="none" style:writing-mode="lr-tb"/>
    </style:style>
    <style:style style:name="Tableau2.A5" style:family="table-cell">
      <style:table-cell-properties style:vertical-align="top" fo:padding-left="0.141cm" fo:padding-right="0.141cm" fo:padding-top="0cm" fo:padding-bottom="0cm" fo:border-left="0.018cm solid #000000" fo:border-right="none" fo:border-top="none" fo:border-bottom="0.018cm solid #000000" style:writing-mode="lr-tb"/>
    </style:style>
    <style:style style:name="Tableau2.B5" style:family="table-cell">
      <style:table-cell-properties style:vertical-align="middle" fo:padding-left="0.141cm" fo:padding-right="0.141cm" fo:padding-top="0cm" fo:padding-bottom="0cm" fo:border-left="0.018cm solid #000000" fo:border-right="none" fo:border-top="none" fo:border-bottom="0.018cm solid #000000" style:writing-mode="lr-tb"/>
    </style:style>
    <style:style style:name="Tableau2.D5" style:family="table-cell">
      <style:table-cell-properties style:vertical-align="top" fo:padding-left="0.141cm" fo:padding-right="0.141cm" fo:padding-top="0cm" fo:padding-bottom="0cm" fo:border-left="0.018cm solid #000000" fo:border-right="0.018cm solid #000000" fo:border-top="none" fo:border-bottom="0.018cm solid #000000" style:writing-mode="lr-tb"/>
    </style:style>
    <style:style style:name="Tableau2.6" style:family="table-row">
      <style:table-row-properties style:min-row-height="2.034cm" style:keep-together="false" fo:keep-together="always"/>
    </style:style>
    <style:style style:name="Tableau3" style:family="table">
      <style:table-properties style:width="16.981cm" fo:margin-left="0.011cm" table:align="left" style:writing-mode="lr-tb"/>
    </style:style>
    <style:style style:name="Tableau3.A" style:family="table-column">
      <style:table-column-properties style:column-width="7.355cm"/>
    </style:style>
    <style:style style:name="Tableau3.B" style:family="table-column">
      <style:table-column-properties style:column-width="5.001cm"/>
    </style:style>
    <style:style style:name="Tableau3.C" style:family="table-column">
      <style:table-column-properties style:column-width="2.487cm"/>
    </style:style>
    <style:style style:name="Tableau3.D" style:family="table-column">
      <style:table-column-properties style:column-width="2.138cm"/>
    </style:style>
    <style:style style:name="Tableau3.1" style:family="table-row">
      <style:table-row-properties style:min-row-height="1.52cm" style:keep-together="false" fo:keep-together="always"/>
    </style:style>
    <style:style style:name="Tableau3.A1" style:family="table-cell">
      <style:table-cell-properties style:vertical-align="top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41cm" fo:padding-right="0.141cm" fo:padding-top="0cm" fo:padding-bottom="0cm" fo:border="0.018cm solid #000000" style:writing-mode="lr-tb"/>
    </style:style>
    <style:style style:name="Tableau3.2" style:family="table-row">
      <style:table-row-properties style:min-row-height="0.773cm" style:keep-together="false" fo:keep-together="always"/>
    </style:style>
    <style:style style:name="Tableau3.B2" style:family="table-cell">
      <style:table-cell-properties style:vertical-align="middle" fo:padding-left="0.141cm" fo:padding-right="0.141cm" fo:padding-top="0cm" fo:padding-bottom="0cm" fo:border-left="0.018cm solid #000000" fo:border-right="none" fo:border-top="0.018cm solid #000000" fo:border-bottom="0.018cm solid #000000" style:writing-mode="lr-tb"/>
    </style:style>
    <style:style style:name="Tableau3.5" style:family="table-row">
      <style:table-row-properties style:min-row-height="2.034cm" style:keep-together="false" fo:keep-together="always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Devis raccordement égouttage</text:p>
      <text:p text:style-name="UrbanBody"/>
      <text:p text:style-name="UrbanBody"><text:span text:style-name="T5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Title">RACCORDEMENT SANS TRAVERSEE DE VOIRIE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UrbanTable">EGOUTTAGE</text:p>
          </table:table-cell>
          <table:table-cell table:style-name="Tableau2.A1" office:value-type="string">
            <text:p text:style-name="UrbanTable">QUANTITES</text:p>
          </table:table-cell>
          <table:table-cell table:style-name="Tableau2.A1" office:value-type="string">
            <text:p text:style-name="UrbanTable">PRIX UNITAIRE</text:p>
          </table:table-cell>
          <table:table-cell table:style-name="Tableau2.D1" office:value-type="string">
            <text:p text:style-name="UrbanTable">TOTAL</text:p>
          </table:table-cell>
        </table:table-row>
        <table:table-row table:style-name="Tableau2.2">
          <table:table-cell table:style-name="Tableau2.A1" office:value-type="string">
            <text:p text:style-name="UrbanTable">Mise en chantier (frais administratifs, installation du chantier, transports, signalisation,…)</text:p>
            <text:p text:style-name="UrbanTable"/>
          </table:table-cell>
          <table:table-cell table:style-name="Tableau2.B2" office:value-type="string">
            <text:p text:style-name="UrbanTable">forfait</text:p>
          </table:table-cell>
          <table:table-cell table:style-name="Tableau2.B2" office:value-type="string">
            <text:p text:style-name="UrbanTable">150 €</text:p>
          </table:table-cell>
          <table:table-cell table:style-name="Tableau2.D1" office:value-type="string">
            <text:p text:style-name="UrbanTable"/>
          </table:table-cell>
        </table:table-row>
        <table:table-row table:style-name="Tableau2.2">
          <table:table-cell table:style-name="Tableau2.A1" office:value-type="string">
            <text:p text:style-name="UrbanTable">Canalisation posée (toute fraction <text:s/>de mètre étant arrondie à l’unité supérieure)</text:p>
            <text:p text:style-name="UrbanTable"/>
            <text:p text:style-name="UrbanTable">Rem : les mètres sont comptés depuis la limite de propriété jusqu’à la limite extérieure du tuyau</text:p>
          </table:table-cell>
          <table:table-cell table:style-name="Tableau2.B2" office:value-type="string">
            <text:p text:style-name="UrbanTable">….. mètre (s)</text:p>
          </table:table-cell>
          <table:table-cell table:style-name="Tableau2.B2" office:value-type="string">
            <text:p text:style-name="UrbanTable"/>
            <text:p text:style-name="UrbanTable">100 €</text:p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2">
          <table:table-cell table:style-name="Tableau2.A4" office:value-type="string">
            <text:p text:style-name="UrbanTable">Travaux de raccordement <text:s/>à la canalisation existante (Forage et placement de la pièce de branchement) réalisés par le service communal des Travaux </text:p>
          </table:table-cell>
          <table:table-cell table:style-name="Tableau2.B4" office:value-type="string">
            <text:p text:style-name="UrbanTable">Forfait (lorsque le demandeur dégage lui-même le tuyau)</text:p>
          </table:table-cell>
          <table:table-cell table:style-name="Tableau2.B4" office:value-type="string">
            <text:p text:style-name="UrbanTable"/>
            <text:p text:style-name="UrbanTable">250 €</text:p>
            <text:p text:style-name="UrbanTable"/>
          </table:table-cell>
          <table:table-cell table:style-name="Tableau2.D4" office:value-type="string">
            <text:p text:style-name="UrbanTable"/>
          </table:table-cell>
        </table:table-row>
        <table:table-row table:style-name="Tableau2.2">
          <table:table-cell table:style-name="Tableau2.A5" office:value-type="string">
            <text:p text:style-name="UrbanTable"/>
          </table:table-cell>
          <table:table-cell table:style-name="Tableau2.B5" office:value-type="string">
            <text:p text:style-name="UrbanTable">Forfait (lorsque le service communal des Travaux dégage le tuyau)</text:p>
          </table:table-cell>
          <table:table-cell table:style-name="Tableau2.B5" office:value-type="string">
            <text:p text:style-name="UrbanTable"/>
            <text:p text:style-name="UrbanTable">500 €</text:p>
            <text:p text:style-name="UrbanTable"/>
          </table:table-cell>
          <table:table-cell table:style-name="Tableau2.D5" office:value-type="string">
            <text:p text:style-name="UrbanTable"/>
          </table:table-cell>
        </table:table-row>
        <text:soft-page-break/>
        <table:table-row table:style-name="Tableau2.6">
          <table:table-cell table:style-name="Tableau2.A1" office:value-type="string">
            <text:p text:style-name="UrbanTable"/>
            <text:p text:style-name="UrbanTable">TOTAL</text:p>
            <text:p text:style-name="UrbanTable"/>
          </table:table-cell>
          <table:table-cell table:style-name="Tableau2.A1" office:value-type="string">
            <text:p text:style-name="UrbanTable"/>
            <text:p text:style-name="UrbanTable"><text:s text:c="9"/></text:p>
            <text:p text:style-name="UrbanTable"/>
            <text:p text:style-name="UrbanTable"/>
            <text:p text:style-name="UrbanTable"/>
            <text:p text:style-name="UrbanTable"><text:s text:c="7"/></text:p>
          </table:table-cell>
          <table:table-cell table:style-name="Tableau2.A1" office:value-type="string">
            <text:p text:style-name="UrbanTable"/>
            <text:p text:style-name="UrbanTable"/>
            <text:p text:style-name="UrbanTable"/>
            <text:p text:style-name="UrbanTable"/>
            <text:p text:style-name="UrbanTable"/>
          </table:table-cell>
          <table:table-cell table:style-name="Tableau2.D1" office:value-type="string">
            <text:p text:style-name="UrbanTable"><text:s text:c="20"/></text:p>
            <text:p text:style-name="UrbanTable"/>
            <text:p text:style-name="UrbanTable"><text:s text:c="5"/>…….. <text:s/>€ <text:s text:c="6"/></text:p>
            <text:p text:style-name="UrbanTable"/>
          </table:table-cell>
        </table:table-row>
      </table:table>
      <text:p text:style-name="UrbanBody"><text:tab/></text:p>
      <text:p text:style-name="UrbanTitle">RACCORDEMENT AVEC TRAVERSEE DE VOIRIE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>EGOUTTAGE</text:p>
          </table:table-cell>
          <table:table-cell table:style-name="Tableau3.A1" office:value-type="string">
            <text:p text:style-name="UrbanTable">QUANTITES</text:p>
          </table:table-cell>
          <table:table-cell table:style-name="Tableau3.A1" office:value-type="string">
            <text:p text:style-name="UrbanTable">PRIX UNITAIRE</text:p>
          </table:table-cell>
          <table:table-cell table:style-name="Tableau3.D1" office:value-type="string">
            <text:p text:style-name="UrbanTable">TOTAL</text:p>
          </table:table-cell>
        </table:table-row>
        <table:table-row table:style-name="Tableau3.2">
          <table:table-cell table:style-name="Tableau3.A1" office:value-type="string">
            <text:p text:style-name="UrbanTable">Mise en chantier (frais administratifs, installation du chantier, transports, signalisation,…)</text:p>
            <text:p text:style-name="UrbanTable"/>
          </table:table-cell>
          <table:table-cell table:style-name="Tableau3.B2" office:value-type="string">
            <text:p text:style-name="UrbanTable">forfait</text:p>
          </table:table-cell>
          <table:table-cell table:style-name="Tableau3.B2" office:value-type="string">
            <text:p text:style-name="UrbanTable">150 €</text:p>
          </table:table-cell>
          <table:table-cell table:style-name="Tableau3.D1" office:value-type="string">
            <text:p text:style-name="UrbanTable"/>
          </table:table-cell>
        </table:table-row>
        <table:table-row table:style-name="Tableau3.2">
          <table:table-cell table:style-name="Tableau3.A1" office:value-type="string">
            <text:p text:style-name="UrbanTable">Canalisation posée (toute fraction <text:s/>de mètre étant arrondie à l’unité supérieure)</text:p>
            <text:p text:style-name="UrbanTable"/>
            <text:p text:style-name="UrbanTable">Rem : les mètres sont comptés depuis la limite de propriété jusqu’à la limite extérieure du tuyau</text:p>
          </table:table-cell>
          <table:table-cell table:style-name="Tableau3.B2" office:value-type="string">
            <text:p text:style-name="UrbanTable">….. mètre (s)</text:p>
          </table:table-cell>
          <table:table-cell table:style-name="Tableau3.B2" office:value-type="string">
            <text:p text:style-name="UrbanTable"/>
            <text:p text:style-name="UrbanTable">100 €</text:p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2">
          <table:table-cell table:style-name="Tableau3.A1" office:value-type="string">
            <text:p text:style-name="UrbanTable">Travaux de raccordement <text:s/>à la canalisation existante (Forage et placement de la pièce de branchement) réalisés par le service communal des Travaux</text:p>
          </table:table-cell>
          <table:table-cell table:style-name="Tableau3.B2" office:value-type="string">
            <text:p text:style-name="UrbanTable">forfait</text:p>
          </table:table-cell>
          <table:table-cell table:style-name="Tableau3.B2" office:value-type="string">
            <text:p text:style-name="UrbanTable">250 €</text:p>
          </table:table-cell>
          <table:table-cell table:style-name="Tableau3.D1" office:value-type="string">
            <text:p text:style-name="UrbanTable"/>
          </table:table-cell>
        </table:table-row>
        <table:table-row table:style-name="Tableau3.5">
          <table:table-cell table:style-name="Tableau3.A1" office:value-type="string">
            <text:p text:style-name="UrbanTable"/>
            <text:p text:style-name="UrbanTable">TOTAL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  <text:p text:style-name="UrbanTable"/>
            <text:p text:style-name="UrbanTable"/>
            <text:p text:style-name="UrbanTable"/>
            <text:p text:style-name="UrbanTable"/>
          </table:table-cell>
          <table:table-cell table:style-name="Tableau3.D1" office:value-type="string">
            <text:p text:style-name="UrbanTable"><text:s text:c="20"/></text:p>
            <text:p text:style-name="UrbanTable"/>
            <text:p text:style-name="UrbanTable"><text:s text:c="5"/>…….. <text:s/>€ <text:s text:c="6"/></text:p>
            <text:p text:style-name="UrbanTable"/>
          </table:table-cell>
        </table:table-row>
      </table:table>
      <text:p text:style-name="UrbanBody"/>
      <text:p text:style-name="UrbanBody"/>
      <text:p text:style-name="UrbanBody">Les travaux demandés ne seront réalisés qu’après réception du montant indiqué ci-dessus.</text:p>
      <text:p text:style-name="UrbanBody"/>
      <text:p text:style-name="UrbanBody">La réception du montant total constituera la commande ferme du travail.</text:p>
      <text:p text:style-name="UrbanBody"/>
      <text:p text:style-name="UrbanBody">Le paiement sera effectué par virement au compte n° <text:span text:style-name="T4">xxx-xxxxxxx-xx</text:span> de la commune <text:text-input text:description="Nom de la commune">tool.getCityName(prefixed=True)</text:text-input> avec la communication : « <text:span text:style-name="T3">raccordement XX/RACC/XX/XX</text:span>».</text:p>
      <text:p text:style-name="UrbanBody"/>
      <text:p text:style-name="UrbanBody">Vu pour accord par le Collège Communal en sa séance du <text:text-input text:description="Date de la décision">tool.formatDate(urbanEventObj.getDecisionDate())</text:text-input></text:p>
      <text:p text:style-name="UrbanBody"/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4:22:12</dc:date>
    <dc:language>fr-FR</dc:language>
    <meta:editing-cycles>59</meta:editing-cycles>
    <meta:editing-duration>P1DT8H12M56S</meta:editing-duration>
    <dc:creator>sde </dc:creator>
    <meta:document-statistic meta:table-count="2" meta:image-count="0" meta:object-count="0" meta:page-count="2" meta:paragraph-count="55" meta:word-count="274" meta:character-count="2018"/>
    <meta:user-defined meta:name="Info 1"/>
    <meta:user-defined meta:name="Info 2"/>
    <meta:user-defined meta:name="Info 3"/>
    <meta:user-defined meta:name="Info 4"/>
  </office:meta>
</office:document-meta>
</file>